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Pictures/2000004F00000C6700000583A348E700.svm"/>
  <manifest:file-entry manifest:media-type="" manifest:full-path="Pictures/2000004900000B060000058334475016.svm"/>
  <manifest:file-entry manifest:media-type="" manifest:full-path="Pictures/20000811000035BE000025353919789D.svm"/>
  <manifest:file-entry manifest:media-type="" manifest:full-path="Pictures/2000003700000C6700000583237E40D5.svm"/>
  <manifest:file-entry manifest:media-type="" manifest:full-path="Pictures/2000003D00000B0600000583F143594A.svm"/>
  <manifest:file-entry manifest:media-type="" manifest:full-path="Pictures/2000004300000C6700000583B0893BD1.svm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nux Biolinum" svg:font-family="'Linux Biolinum'" style:font-pitch="variable"/>
    <style:font-face style:name="Linux Libertine" svg:font-family="'Linux Libertine'" style:font-adornments="Bold" style:font-pitch="variable"/>
    <style:font-face style:name="Linux Libertine1" svg:font-family="'Linux Libertine'" style:font-adornments="Bold Italic" style:font-pitch="variable"/>
    <style:font-face style:name="Linux Libertine3" svg:font-family="'Linux Libertine'" style:font-adornments="Italic" style:font-pitch="variable"/>
    <style:font-face style:name="Linux Libertine2" svg:font-family="'Linux Libertine'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595cm" fo:margin-left="0cm" fo:margin-right="-0.005cm" table:align="margins"/>
    </style:style>
    <style:style style:name="Table1.A" style:family="table-column">
      <style:table-column-properties style:column-width="4.397cm" style:rel-column-width="2493*"/>
    </style:style>
    <style:style style:name="Table1.D" style:family="table-column">
      <style:table-column-properties style:column-width="4.403cm" style:rel-column-width="2496*"/>
    </style:style>
    <style:style style:name="Table1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D1" style:family="table-cell">
      <style:table-cell-properties fo:background-color="#e6e6e6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>
      <style:table-cell-properties fo:background-color="#f5f5f5" fo:padding="0.097cm" fo:border-left="0.002cm solid #000000" fo:border-right="none" fo:border-top="none" fo:border-bottom="0.002cm solid #000000">
        <style:background-image/>
      </style:table-cell-properties>
    </style:style>
    <style:style style:name="Table1.D3" style:family="table-cell">
      <style:table-cell-properties fo:background-color="#f5f5f5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Footer">
      <style:text-properties fo:font-size="12pt" style:font-size-asian="10.5pt" style:font-size-complex="12pt"/>
    </style:style>
    <style:style style:name="P2" style:family="paragraph" style:parent-style-name="Standard">
      <style:text-properties fo:font-size="12pt" officeooo:rsid="0013ec93" officeooo:paragraph-rsid="0035f1fd" style:font-size-asian="12pt" style:font-size-complex="12pt"/>
    </style:style>
    <style:style style:name="P3" style:family="paragraph" style:parent-style-name="Table_20_Contents">
      <style:text-properties fo:font-size="13pt" style:font-size-asian="13pt" style:font-size-complex="13pt"/>
    </style:style>
    <style:style style:name="P4" style:family="paragraph" style:parent-style-name="Table_20_Contents">
      <style:paragraph-properties fo:text-align="center" style:justify-single-word="false"/>
      <style:text-properties style:font-name="DejaVu Sans Mono" fo:font-size="10pt" officeooo:paragraph-rsid="00787eeb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fo:font-size="12pt" officeooo:paragraph-rsid="00787eeb" style:font-size-asian="12pt" style:font-size-complex="12pt"/>
    </style:style>
    <style:style style:name="P6" style:family="paragraph" style:parent-style-name="Heading_20_1" style:master-page-name="First_20_Page">
      <style:paragraph-properties fo:margin-top="0cm" fo:margin-bottom="0cm" fo:text-align="start" style:justify-single-word="false" style:page-number="auto" fo:break-before="auto" fo:break-after="auto" style:shadow="none" fo:keep-with-next="always">
        <style:tab-stops/>
      </style:paragraph-properties>
      <style:text-properties style:font-name="Linux Libertine" fo:font-size="28pt" fo:font-style="normal" fo:font-weight="normal" officeooo:paragraph-rsid="0035f1fd" style:font-name-asian="DejaVu Sans1" style:font-size-asian="16.1000003814697pt" style:font-weight-asian="bold" style:font-name-complex="Lohit Hindi" style:font-size-complex="16.1000003814697pt" style:font-weight-complex="bold"/>
    </style:style>
    <style:style style:name="P7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76a03b" officeooo:paragraph-rsid="00787eeb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76a03b" officeooo:paragraph-rsid="007a3143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Math_20_text">
      <style:paragraph-properties fo:text-align="center" style:justify-single-word="false"/>
      <style:text-properties style:use-window-font-color="true" style:text-position="0% 100%" fo:font-size="12pt" fo:font-style="normal" style:text-underline-style="none" fo:font-weight="normal" officeooo:rsid="0076a03b" officeooo:paragraph-rsid="00787eeb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76a03b" officeooo:paragraph-rsid="007db075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Math_20_text">
      <style:paragraph-properties fo:text-align="center" style:justify-single-word="false"/>
      <style:text-properties style:use-window-font-color="true" style:text-position="0% 100%" fo:font-size="12pt" fo:font-style="normal" style:text-underline-style="none" fo:font-weight="bold" officeooo:rsid="0076a03b" officeooo:paragraph-rsid="00787eeb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Math_20_text">
      <style:paragraph-properties fo:text-align="center" style:justify-single-word="false"/>
      <style:text-properties style:use-window-font-color="true" style:text-position="0% 100%" fo:font-size="10pt" fo:font-style="normal" style:text-underline-style="none" fo:font-weight="normal" officeooo:rsid="0076a03b" officeooo:paragraph-rsid="00787eeb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76a03b" officeooo:paragraph-rsid="007a3143" style:font-size-asian="12pt" style:font-style-asian="normal" style:font-weight-asian="normal" style:font-size-complex="12pt" style:font-style-complex="normal" style:font-weight-complex="normal"/>
    </style:style>
    <style:style style:name="P14" style:family="paragraph">
      <style:paragraph-properties fo:text-align="center"/>
    </style:style>
    <style:style style:name="T1" style:family="text">
      <style:text-properties officeooo:rsid="004d39bb"/>
    </style:style>
    <style:style style:name="T2" style:family="text">
      <style:text-properties officeooo:rsid="004d479c"/>
    </style:style>
    <style:style style:name="T3" style:family="text">
      <style:text-properties style:text-position="super 58%" officeooo:rsid="007db075"/>
    </style:style>
    <style:style style:name="T4" style:family="text">
      <style:text-properties officeooo:rsid="00787e49"/>
    </style:style>
    <style:style style:name="T5" style:family="text">
      <style:text-properties officeooo:rsid="00787eeb"/>
    </style:style>
    <style:style style:name="T6" style:family="text">
      <style:text-properties officeooo:rsid="00787eeb" style:text-overline-style="solid" style:text-overline-width="auto" style:text-overline-color="font-color"/>
    </style:style>
    <style:style style:name="T7" style:family="text">
      <style:text-properties officeooo:rsid="007a3143"/>
    </style:style>
    <style:style style:name="T8" style:family="text">
      <style:text-properties officeooo:rsid="007bde92"/>
    </style:style>
    <style:style style:name="T9" style:family="text">
      <style:text-properties officeooo:rsid="007db075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draw:ole-draw-aspect="1"/>
    </style:style>
    <style:style style:name="gr1" style:family="graphic">
      <style:graphic-properties svg:stroke-width="0.019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20<text:span text:style-name="T2">11</text:span>-(<text:span text:style-name="T2">04</text:span>)<text:span text:style-name="T1">apr</text:span>-<text:span text:style-name="T4">27</text:span>: dag <text:span text:style-name="T4">13</text:span></text:h>
      <text:p text:style-name="P2"/>
      <text:p text:style-name="P7"><text:span text:style-name="T5">Digital teknik</text:span></text:p>
      <text:p text:style-name="P7"><text:span text:style-name="T5"/></text:p>
      <text:p text:style-name="P7"><text:span text:style-name="T5"/></text:p>
      <text:p text:style-name="P7"><text:span text:style-name="T5">Grindar, sanningstabell och transmissionsfunktion</text:span></text:p>
      <text:p text:style-name="P7"><text:span text:style-name="T5"/></text:p>
      <text:p text:style-name="P7"><text:span text:style-name="T5"><text:tab/>Insignaler:<text:tab/>a och b</text:span></text:p>
      <text:p text:style-name="P7"><text:span text:style-name="T5"><text:tab/>Utsignal:<text:tab/>A</text:span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1"><text:span text:style-name="T5">Grind</text:span></text:p>
          </table:table-cell>
          <table:table-cell table:style-name="Table1.A1" office:value-type="string">
            <text:p text:style-name="P11"><text:span text:style-name="T5">Symbol</text:span></text:p>
          </table:table-cell>
          <table:table-cell table:style-name="Table1.A1" office:value-type="string">
            <text:p text:style-name="P11"><text:span text:style-name="T5">Sanningstabell</text:span></text:p>
          </table:table-cell>
          <table:table-cell table:style-name="Table1.D1" office:value-type="string">
            <text:p text:style-name="P11"><text:span text:style-name="T5">Räkneregler</text:span></text:p>
          </table:table-cell>
        </table:table-row>
        <table:table-row>
          <table:table-cell table:style-name="Table1.A2" office:value-type="string">
            <text:p text:style-name="P9"><text:span text:style-name="T5">AND</text:span></text:p>
          </table:table-cell>
          <table:table-cell table:style-name="Table1.A2" office:value-type="string">
            <text:p text:style-name="P3"><draw:frame draw:style-name="fr1" draw:name="graphics1" text:anchor-type="paragraph" svg:x="0.69cm" svg:y="0.45cm" svg:width="2.822cm" svg:height="1.411cm" draw:z-index="0"><draw:image xlink:href="Pictures/2000003D00000B0600000583F143594A.svm" xlink:type="simple" xlink:show="embed" xlink:actuate="onLoad"/></draw:frame></text:p>
          </table:table-cell>
          <table:table-cell table:style-name="Table1.A2" office:value-type="string">
            <text:p text:style-name="P4"><text:span text:style-name="T5"><text:s/>a b │ A</text:span><text:span text:style-name="T7"> </text:span></text:p>
            <text:p text:style-name="P4"><text:span text:style-name="T5">─────┼───</text:span></text:p>
            <text:p text:style-name="P4"><text:span text:style-name="T5"><text:s/>0 0 │ 0</text:span><text:span text:style-name="T7"> </text:span></text:p>
            <text:p text:style-name="P4"><text:span text:style-name="T5"><text:s/>0 1 │ 0</text:span><text:span text:style-name="T7"> </text:span></text:p>
            <text:p text:style-name="P4"><text:span text:style-name="T5"><text:s/>1 0 │ 0</text:span><text:span text:style-name="T7"> </text:span></text:p>
            <text:p text:style-name="P4"><text:span text:style-name="T5"><text:s/>1 1 │ 1</text:span><text:span text:style-name="T7"> </text:span></text:p>
          </table:table-cell>
          <table:table-cell table:style-name="Table1.D2" office:value-type="string">
            <text:p text:style-name="P5"><text:span text:style-name="T5">a⋅b = A</text:span></text:p>
            <text:p text:style-name="P5"><text:span text:style-name="T5">0⋅0 = 0</text:span></text:p>
            <text:p text:style-name="P5"><text:span text:style-name="T5">0⋅1 = 0</text:span></text:p>
            <text:p text:style-name="P5"><text:span text:style-name="T5">1⋅0 = 0</text:span></text:p>
            <text:p text:style-name="P5"><text:span text:style-name="T5">1⋅1 = 1</text:span></text:p>
          </table:table-cell>
        </table:table-row>
        <table:table-row>
          <table:table-cell table:style-name="Table1.A3" office:value-type="string">
            <text:p text:style-name="P9"><text:span text:style-name="T5">OR</text:span></text:p>
          </table:table-cell>
          <table:table-cell table:style-name="Table1.A3" office:value-type="string">
            <text:p text:style-name="P3"><draw:frame draw:style-name="fr1" draw:name="graphics2" text:anchor-type="paragraph" svg:x="0.69cm" svg:y="0.423cm" svg:width="2.822cm" svg:height="1.411cm" draw:z-index="1"><draw:image xlink:href="Pictures/2000004900000B060000058334475016.svm" xlink:type="simple" xlink:show="embed" xlink:actuate="onLoad"/></draw:frame></text:p>
          </table:table-cell>
          <table:table-cell table:style-name="Table1.A3" office:value-type="string">
            <text:p text:style-name="P4"><text:span text:style-name="T5"><text:s/>a b │ A</text:span><text:span text:style-name="T7"> </text:span></text:p>
            <text:p text:style-name="P4"><text:span text:style-name="T5">─────┼───</text:span></text:p>
            <text:p text:style-name="P4"><text:span text:style-name="T5"><text:s/>0 0 │ 0</text:span><text:span text:style-name="T7"> </text:span></text:p>
            <text:p text:style-name="P4"><text:span text:style-name="T5"><text:s/>0 1 │ 1</text:span><text:span text:style-name="T7"> </text:span></text:p>
            <text:p text:style-name="P4"><text:span text:style-name="T5"><text:s/>1 0 │ 1</text:span><text:span text:style-name="T7"> </text:span></text:p>
            <text:p text:style-name="P4"><text:span text:style-name="T5"><text:s/>1 1 │ 1</text:span><text:span text:style-name="T7"> </text:span></text:p>
          </table:table-cell>
          <table:table-cell table:style-name="Table1.D3" office:value-type="string">
            <text:p text:style-name="P5"><text:span text:style-name="T5">a+b = A</text:span></text:p>
            <text:p text:style-name="P5"><text:span text:style-name="T5">0+0 = 0</text:span></text:p>
            <text:p text:style-name="P5"><text:span text:style-name="T5">0+1 = 1</text:span></text:p>
            <text:p text:style-name="P5"><text:span text:style-name="T5">1+0 = 1</text:span></text:p>
            <text:p text:style-name="P5"><text:span text:style-name="T5">1+1 = 1</text:span></text:p>
          </table:table-cell>
        </table:table-row>
        <table:table-row>
          <table:table-cell table:style-name="Table1.A2" office:value-type="string">
            <text:p text:style-name="P9"><text:span text:style-name="T5">NOT</text:span></text:p>
          </table:table-cell>
          <table:table-cell table:style-name="Table1.A2" office:value-type="string">
            <text:p text:style-name="P3"><draw:frame draw:style-name="fr1" draw:name="graphics3" text:anchor-type="paragraph" svg:x="0.513cm" svg:y="0.132cm" svg:width="3.175cm" svg:height="1.411cm" draw:z-index="2"><draw:image xlink:href="Pictures/2000003700000C6700000583237E40D5.svm" xlink:type="simple" xlink:show="embed" xlink:actuate="onLoad"/></draw:frame></text:p>
          </table:table-cell>
          <table:table-cell table:style-name="Table1.A2" office:value-type="string">
            <text:p text:style-name="P4"><text:span text:style-name="T5"><text:s text:c="3"/>a │ A</text:span><text:span text:style-name="T7"> </text:span></text:p>
            <text:p text:style-name="P4"><text:span text:style-name="T5"><text:s text:c="2"/>───┼───</text:span></text:p>
            <text:p text:style-name="P4"><text:span text:style-name="T5"><text:s text:c="3"/>0 │ 1</text:span><text:span text:style-name="T7"> </text:span></text:p>
            <text:p text:style-name="P4"><text:span text:style-name="T5"><text:s text:c="3"/>1 │ 0</text:span><text:span text:style-name="T7"> </text:span></text:p>
          </table:table-cell>
          <table:table-cell table:style-name="Table1.D2" office:value-type="string">
            <text:p text:style-name="P5"><text:span text:style-name="T6">a</text:span><text:span text:style-name="T5"> = A</text:span></text:p>
            <text:p text:style-name="P5"><text:span text:style-name="T6">0</text:span><text:span text:style-name="T5"> = 1</text:span></text:p>
            <text:p text:style-name="P5"><text:span text:style-name="T6">1</text:span><text:span text:style-name="T5"> = 0</text:span></text:p>
          </table:table-cell>
        </table:table-row>
        <table:table-row>
          <table:table-cell table:style-name="Table1.A3" office:value-type="string">
            <text:p text:style-name="P9"><text:span text:style-name="T5">NAND</text:span></text:p>
            <text:p text:style-name="P12"><draw:frame draw:style-name="fr1" draw:name="graphics4" text:anchor-type="paragraph" svg:x="4.911cm" svg:y="0.062cm" svg:width="3.175cm" svg:height="1.411cm" draw:z-index="3"><draw:image xlink:href="Pictures/2000004300000C6700000583B0893BD1.svm" xlink:type="simple" xlink:show="embed" xlink:actuate="onLoad"/></draw:frame><text:span text:style-name="T5">“not and”</text:span></text:p>
          </table:table-cell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P4"><text:span text:style-name="T5"><text:s/>a b │ A</text:span><text:span text:style-name="T7"> </text:span></text:p>
            <text:p text:style-name="P4"><text:span text:style-name="T5">─────┼───</text:span></text:p>
            <text:p text:style-name="P4"><text:span text:style-name="T5"><text:s/>0 0 │ 1</text:span><text:span text:style-name="T7"> </text:span></text:p>
            <text:p text:style-name="P4"><text:span text:style-name="T5"><text:s/>0 1 │ 1</text:span><text:span text:style-name="T7"> </text:span></text:p>
            <text:p text:style-name="P4"><text:span text:style-name="T5"><text:s/>1 0 │ 1</text:span><text:span text:style-name="T7"> </text:span></text:p>
            <text:p text:style-name="P4"><text:span text:style-name="T5"><text:s/>1 1 │ 0</text:span><text:span text:style-name="T7"> </text:span></text:p>
          </table:table-cell>
          <table:table-cell table:style-name="Table1.D3" office:value-type="string">
            <text:p text:style-name="P5"><text:span text:style-name="T6">a⋅b</text:span><text:span text:style-name="T5"> = A</text:span></text:p>
            <text:p text:style-name="P5"><text:span text:style-name="T6">0⋅0</text:span><text:span text:style-name="T5"> = 1</text:span></text:p>
            <text:p text:style-name="P5"><text:span text:style-name="T6">0⋅1</text:span><text:span text:style-name="T5"> = 1</text:span></text:p>
            <text:p text:style-name="P5"><text:span text:style-name="T6">1⋅0</text:span><text:span text:style-name="T5"> = 1</text:span></text:p>
            <text:p text:style-name="P5"><text:span text:style-name="T6">1⋅1</text:span><text:span text:style-name="T5"> = 0</text:span></text:p>
          </table:table-cell>
        </table:table-row>
        <table:table-row>
          <table:table-cell table:style-name="Table1.A2" office:value-type="string">
            <text:p text:style-name="P9"><text:span text:style-name="T5">NOR</text:span></text:p>
          </table:table-cell>
          <table:table-cell table:style-name="Table1.A2" office:value-type="string">
            <text:p text:style-name="P3"><draw:frame draw:style-name="fr1" draw:name="graphics5" text:anchor-type="paragraph" svg:x="0.513cm" svg:y="0.476cm" svg:width="3.175cm" svg:height="1.411cm" draw:z-index="4"><draw:image xlink:href="Pictures/2000004F00000C6700000583A348E700.svm" xlink:type="simple" xlink:show="embed" xlink:actuate="onLoad"/></draw:frame></text:p>
          </table:table-cell>
          <table:table-cell table:style-name="Table1.A2" office:value-type="string">
            <text:p text:style-name="P4"><text:span text:style-name="T5"><text:s/>a b │ A</text:span><text:span text:style-name="T7"> </text:span></text:p>
            <text:p text:style-name="P4"><text:span text:style-name="T5">─────┼───</text:span></text:p>
            <text:p text:style-name="P4"><text:span text:style-name="T5"><text:s/>0 0 │ 1</text:span><text:span text:style-name="T7"> </text:span></text:p>
            <text:p text:style-name="P4"><text:span text:style-name="T5"><text:s/>0 1 │ 0</text:span><text:span text:style-name="T7"> </text:span></text:p>
            <text:p text:style-name="P4"><text:span text:style-name="T5"><text:s/>1 0 │ 0</text:span><text:span text:style-name="T7"> </text:span></text:p>
            <text:p text:style-name="P4"><text:span text:style-name="T5"><text:s/>1 1 │ 0</text:span><text:span text:style-name="T7"> </text:span></text:p>
          </table:table-cell>
          <table:table-cell table:style-name="Table1.D2" office:value-type="string">
            <text:p text:style-name="P5"><text:span text:style-name="T6">a+b</text:span><text:span text:style-name="T5"> = A</text:span></text:p>
            <text:p text:style-name="P5"><text:span text:style-name="T6">0+0</text:span><text:span text:style-name="T5"> = 1</text:span></text:p>
            <text:p text:style-name="P5"><text:span text:style-name="T6">0+1</text:span><text:span text:style-name="T5"> = 0</text:span></text:p>
            <text:p text:style-name="P5"><text:span text:style-name="T6">1+0</text:span><text:span text:style-name="T5"> = 0</text:span></text:p>
            <text:p text:style-name="P5"><text:span text:style-name="T6">1+1</text:span><text:span text:style-name="T5"> = 0</text:span></text:p>
          </table:table-cell>
        </table:table-row>
      </table:table>
      <text:p text:style-name="P7"><text:span text:style-name="T5"/></text:p>
      <text:p text:style-name="P7"><text:span text:style-name="T5"/></text:p>
      <text:p text:style-name="P8"><text:span text:style-name="T7">1:an i not skrivs inte alltid ut.</text:span></text:p>
      <text:p text:style-name="P8"><text:span text:style-name="T7"/></text:p>
      <text:p text:style-name="P8"><text:span text:style-name="T7">Det är viktigt att tänka på om det är en ring vid sidan om fyrkanten.</text:span></text:p>
      <text:p text:style-name="P13"><text:span text:style-name="T7">DeMorgans sats:</text:span></text:p>
      <text:p text:style-name="P8"><text:span text:style-name="T7"/></text:p>
      <text:p text:style-name="P8"><text:span text:style-name="T7"><text:tab/></text:span><text:span text:style-name="T7"><draw:frame draw:style-name="fr2" draw:name="Object1" text:anchor-type="as-char" svg:width="2.868cm" svg:height="0.499cm" draw:z-index="5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8"><text:span text:style-name="T7"><text:tab/></text:span><text:span text:style-name="T7"><draw:frame draw:style-name="fr2" draw:name="Object2" text:anchor-type="as-char" svg:width="2.873cm" svg:height="0.499cm" draw:z-index="6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8"><text:span text:style-name="T7"/></text:p>
      <text:p text:style-name="P8"><text:span text:style-name="T7"><text:tab/>Observera skrivfel i den blåa boken!</text:span></text:p>
      <text:p text:style-name="P8"><text:span text:style-name="T7"/></text:p>
      <text:p text:style-name="P8"><draw:line text:anchor-type="paragraph" draw:z-index="10" draw:style-name="gr1" draw:text-style-name="P14" svg:x1="7.948cm" svg:y1="0.27cm" svg:x2="11.215cm" svg:y2="0.667cm"><text:p/></draw:line><text:span text:style-name="T7"><text:tab/><text:tab/>NOR:<text:tab/><text:tab/></text:span><text:span text:style-name="T7"><draw:frame draw:style-name="fr2" draw:name="Object3" text:anchor-type="as-char" svg:width="2.868cm" svg:height="0.499cm" draw:z-index="7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8"><draw:line text:anchor-type="paragraph" draw:z-index="9" draw:style-name="gr1" draw:text-style-name="P14" svg:x1="7.953cm" svg:y1="0.802cm" svg:x2="11.241cm" svg:y2="0.326cm"><text:p/></draw:line><text:span text:style-name="T7"><text:tab/><text:tab/><text:tab/><text:tab/><text:tab/><text:tab/><text:tab/><text:tab/><text:tab/>Inte samma!</text:span></text:p>
      <text:p text:style-name="P8"><text:span text:style-name="T7"><text:tab/><text:tab/>NAND:<text:tab/></text:span><text:span text:style-name="T7"><draw:frame draw:style-name="fr2" draw:name="Object4" text:anchor-type="as-char" svg:width="2.873cm" svg:height="0.499cm" draw:z-index="8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>Karnaughdiagram (kort)</text:span></text:p>
      <text:p text:style-name="P8"><text:span text:style-name="T7"/></text:p>
      <text:p text:style-name="P8"><text:span text:style-name="T7"><text:tab/>En sorts sanningstabell</text:span></text:p>
      <text:p text:style-name="P8"><text:span text:style-name="T7"/></text:p>
      <text:p text:style-name="P8"><text:span text:style-name="T7"><text:tab/>Används till att på ett enkelt sätt minimisera kretsar.</text:span></text:p>
      <text:p text:style-name="P8"><draw:frame draw:style-name="fr1" draw:name="graphics6" text:anchor-type="paragraph" svg:x="1.916cm" svg:y="0.485cm" svg:width="13.758cm" svg:height="9.525cm" draw:z-index="11"><draw:image xlink:href="Pictures/20000811000035BE000025353919789D.svm" xlink:type="simple" xlink:show="embed" xlink:actuate="onLoad"/></draw:frame><text:span text:style-name="T7"/></text:p>
      <text:p text:style-name="P8"><text:span text:style-name="T7"/></text:p>
      <text:p text:style-name="P8"><text:span text:style-name="T7">⁅</text:span><text:span text:style-name="T8">U8.11</text:span><text:span text:style-name="T7">⁆</text:span></text:p>
      <text:p text:style-name="P8"><text:span text:style-name="T7"/></text:p>
      <text:p text:style-name="P8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9"><text:tab/>Gruppera i rektanglar med sidor av 2-potens (2</text:span><text:span text:style-name="T3">n</text:span><text:span text:style-name="T9">).</text:span></text:p>
      <text:p text:style-name="P10"><text:span text:style-name="T9"><text:tab/>Alla hörn bildar en 2×2 rektangel eftersom man får gå</text:span></text:p>
      <text:p text:style-name="P10"><text:span text:style-name="T9"><text:tab/>från ena kanten till motstående kant (ty en förendring i variablerna).</text:span></text:p>
      <text:p text:style-name="P10"><text:span text:style-name="T9"><text:tab/>Gör så stora rektanglar som möjligt, de får överlapp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nux Biolinum" svg:font-family="'Linux Biolinum'" style:font-pitch="variable"/>
    <style:font-face style:name="Linux Libertine" svg:font-family="'Linux Libertine'" style:font-adornments="Bold" style:font-pitch="variable"/>
    <style:font-face style:name="Linux Libertine1" svg:font-family="'Linux Libertine'" style:font-adornments="Bold Italic" style:font-pitch="variable"/>
    <style:font-face style:name="Linux Libertine3" svg:font-family="'Linux Libertine'" style:font-adornments="Italic" style:font-pitch="variable"/>
    <style:font-face style:name="Linux Libertine2" svg:font-family="'Linux Libertine'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1" draw:display-name="Arrowheads 1" svg:viewBox="0 0 1131 1580" svg:d="m1013 1491 118 89-567-1580-564 1580 114-85 136-68 148-46 161-17 161 13 153 46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one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10pt" style:font-size-asian="10.5pt"/>
    </style:style>
    <style:style style:name="Heading" style:family="paragraph" style:parent-style-name="Standard" style:next-style-name="Text_20_body" style:auto-update="true" style:class="text">
      <style:paragraph-properties fo:margin-top="0.423cm" fo:margin-bottom="0.212cm" fo:text-align="center" style:justify-single-word="false" style:shadow="none" fo:keep-with-next="always">
        <style:tab-stops/>
      </style:paragraph-properties>
      <style:text-properties style:font-name="Linux Biolinum" fo:font-size="36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left="0cm" fo:margin-right="0cm" fo:text-align="start" style:justify-single-word="false" fo:text-indent="0cm" style:auto-text-indent="false" style:page-number="auto">
        <style:tab-stops/>
      </style:paragraph-properties>
      <style:text-properties style:font-name="Linux Libertine" fo:font-size="20pt" fo:font-style="normal" fo:font-weight="bold" style:font-size-asian="16.1000003814697pt" style:font-weight-asian="bold" style:font-size-complex="16.1000003814697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Linux Libertine" fo:font-size="18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cm" fo:margin-right="0cm" fo:text-align="start" style:justify-single-word="false" fo:text-indent="0cm" style:auto-text-indent="false"/>
      <style:text-properties style:font-name="Linux Libertine1" fo:font-size="18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>
      <style:paragraph-properties fo:margin-left="0cm" fo:margin-right="0cm" fo:text-align="start" style:justify-single-word="false" fo:text-indent="0cm" style:auto-text-indent="false"/>
      <style:text-properties style:font-name="Linux Libertine1" fo:font-size="16pt" fo:font-style="normal" fo:font-weight="bold" style:font-size-asian="85%" style:font-style-asian="italic" style:font-weight-asian="normal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Linux Libertine1" fo:font-size="16pt" fo:font-style="italic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margin-left="0cm" fo:margin-right="0cm" fo:text-align="start" style:justify-single-word="false" fo:text-indent="0cm" style:auto-text-indent="false"/>
      <style:text-properties style:font-name="Linux Libertine2" fo:font-size="16pt" fo:font-weight="normal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style:paragraph-properties fo:margin-left="0cm" fo:margin-right="0cm" fo:text-align="start" style:justify-single-word="false" fo:text-indent="0cm" style:auto-text-indent="false"/>
      <style:text-properties style:font-name="Linux Libertine3" fo:font-size="16pt" fo:font-style="italic" fo:font-weight="normal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margin-left="0cm" fo:margin-right="0cm" fo:text-align="start" style:justify-single-word="false" fo:text-indent="0cm" style:auto-text-indent="false"/>
      <style:text-properties style:font-name="Linux Libertine" fo:font-size="14pt" fo:font-weight="normal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margin-left="0cm" fo:margin-right="0cm" fo:text-align="start" style:justify-single-word="false" fo:text-indent="0cm" style:auto-text-indent="false"/>
      <style:text-properties style:font-name="Linux Libertine3" fo:font-size="15pt" fo:font-style="italic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margin-left="0cm" fo:margin-right="0cm" fo:text-align="start" style:justify-single-word="false" fo:text-indent="0cm" style:auto-text-indent="false"/>
      <style:text-properties style:font-name="Linux Libertine" fo:font-size="14pt" fo:font-weight="normal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Math_20_text" style:display-name="Math text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DejaVu Sans" style:font-size-asian="10.5pt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2pt" style:font-size-asian="10.5pt" style:font-size-complex="12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1" style:next-style-name="Standard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ias </meta:initial-creator>
    <meta:creation-date>2010-12-08T11:05:13</meta:creation-date>
    <dc:date>2011-05-22T21:13:55</dc:date>
    <dc:creator>Mattias </dc:creator>
    <meta:editing-duration>PT32H25M55S</meta:editing-duration>
    <meta:editing-cycles>73</meta:editing-cycles>
    <meta:generator>OpenOffice.org/3.2$Unix OpenOffice.org_project/320m19$Build-9505</meta:generator>
    <meta:document-statistic meta:table-count="1" meta:image-count="6" meta:object-count="4" meta:page-count="2" meta:paragraph-count="83" meta:word-count="278" meta:character-count="1120"/>
  </office:meta>
</office:document-meta>
</file>

<file path=Object 1/content.xml><?xml version="1.0" encoding="utf-8"?>
<math xmlns="http://www.w3.org/1998/Math/MathML">
  <semantics>
    <mrow>
      <mover accent="true">
        <mtext>a + b</mtext>
        <mo>¯</mo>
      </mover>
      <mtext> = </mtext>
      <mover accent="true">
        <mi mathvariant="normal">a</mi>
        <mo stretchy="false">ˉ</mo>
      </mover>
      <mtext> ⋅ </mtext>
      <mover accent="true">
        <mi mathvariant="normal">b</mi>
        <mo stretchy="false">ˉ</mo>
      </mover>
    </mrow>
    <annotation encoding="StarMath 5.0">overline "a + b" " = " bar a " ⋅ " bar b</annotation>
  </semantics>
</math>
</file>

<file path=Object 2/content.xml><?xml version="1.0" encoding="utf-8"?>
<math xmlns="http://www.w3.org/1998/Math/MathML">
  <semantics>
    <mrow>
      <mover accent="true">
        <mtext>a ⋅ b</mtext>
        <mo>¯</mo>
      </mover>
      <mtext> = </mtext>
      <mover accent="true">
        <mi mathvariant="normal">a</mi>
        <mo stretchy="false">ˉ</mo>
      </mover>
      <mtext> + </mtext>
      <mover accent="true">
        <mi mathvariant="normal">b</mi>
        <mo stretchy="false">ˉ</mo>
      </mover>
    </mrow>
    <annotation encoding="StarMath 5.0">overline "a ⋅ b" " = " bar a " + " bar b</annotation>
  </semantics>
</math>
</file>

<file path=Object 3/content.xml><?xml version="1.0" encoding="utf-8"?>
<math xmlns="http://www.w3.org/1998/Math/MathML">
  <semantics>
    <mrow>
      <mover accent="true">
        <mtext>a + b</mtext>
        <mo>¯</mo>
      </mover>
      <mtext> = </mtext>
      <mover accent="true">
        <mi mathvariant="normal">a</mi>
        <mo stretchy="false">ˉ</mo>
      </mover>
      <mtext> ⋅ </mtext>
      <mover accent="true">
        <mi mathvariant="normal">b</mi>
        <mo stretchy="false">ˉ</mo>
      </mover>
    </mrow>
    <annotation encoding="StarMath 5.0">overline "a + b" " = " bar a " ⋅ " bar b</annotation>
  </semantics>
</math>
</file>

<file path=Object 4/content.xml><?xml version="1.0" encoding="utf-8"?>
<math xmlns="http://www.w3.org/1998/Math/MathML">
  <semantics>
    <mrow>
      <mover accent="true">
        <mtext>a ⋅ b</mtext>
        <mo>¯</mo>
      </mover>
      <mtext> = </mtext>
      <mover accent="true">
        <mi mathvariant="normal">a</mi>
        <mo stretchy="false">ˉ</mo>
      </mover>
      <mtext> + </mtext>
      <mover accent="true">
        <mi mathvariant="normal">b</mi>
        <mo stretchy="false">ˉ</mo>
      </mover>
    </mrow>
    <annotation encoding="StarMath 5.0">overline "a ⋅ b" " = " bar a " + " bar b</annotation>
  </semantics>
</math>
</file>